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62313" officeooo:paragraph-rsid="0026231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281c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Key Points:</text:span></text:p>
      <text:list xml:id="list2706733507" text:style-name="L1">
        <text:list-item>
          <text:p text:style-name="P3"><text:span text:style-name="Strong_20_Emphasis">Lookahead:</text:span> The ability to examine the next input character or token without consuming it is crucial for parsing.</text:p>
        </text:list-item>
        <text:list-item>
          <text:p text:style-name="P3"><text:span text:style-name="Strong_20_Emphasis">Peek and Pop Operations:</text:span></text:p>
          <text:list>
            <text:list-item>
              <text:p text:style-name="P3"><text:span text:style-name="Source_20_Text">peek</text:span>: Looks at the next character or token without advancing the input position.</text:p>
            </text:list-item>
            <text:list-item>
              <text:p text:style-name="P3"><text:span text:style-name="Source_20_Text">pop</text:span>: Consumes the current character or token and advances the input position.</text:p>
            </text:list-item>
          </text:list>
        </text:list-item>
        <text:list-item>
          <text:p text:style-name="P3"><text:span text:style-name="Strong_20_Emphasis">Tokenization:</text:span> The process of breaking input into tokens, which are then used by the parser.</text:p>
        </text:list-item>
        <text:list-item>
          <text:p text:style-name="P3"><text:span text:style-name="Strong_20_Emphasis">Lexer Responsibilities:</text:span></text:p>
          <text:list>
            <text:list-item>
              <text:p text:style-name="P3">Identifying delimiters that separate tokens.</text:p>
            </text:list-item>
            <text:list-item>
              <text:p text:style-name="P3">Recognizing reserved words (keywords) and other token types.</text:p>
            </text:list-item>
            <text:list-item>
              <text:p text:style-name="P2">Providing an abstract representation of tokens for the parser.</text:p>
            </text:list-item>
          </text:list>
        </text:list-item>
      </text:list>
      <text:p text:style-name="Text_20_body"><text:span text:style-name="Strong_20_Emphasis">Benefits of Peek and Pop:</text:span></text:p>
      <text:list xml:id="list3466619415" text:style-name="L2">
        <text:list-item>
          <text:p text:style-name="P5"><text:span text:style-name="Strong_20_Emphasis">Decision Making:</text:span> The parser can make informed decisions about the grammar rules to apply based on the next token without consuming it prematurely.</text:p>
        </text:list-item>
        <text:list-item>
          <text:p text:style-name="P5"><text:span text:style-name="Strong_20_Emphasis">Error Handling:</text:span> Unexpected tokens can be identified early, leading to better error reporting.</text:p>
        </text:list-item>
        <text:list-item>
          <text:p text:style-name="P4"><text:span text:style-name="Strong_20_Emphasis">Efficiency:</text:span> Avoids unnecessary backtracking and redundant input processing.</text:p>
        </text:list-item>
      </text:list>
      <text:p text:style-name="Text_20_body"><text:span text:style-name="Strong_20_Emphasis">Implementation Considerations:</text:span></text:p>
      <text:list xml:id="list4011909434" text:style-name="L3">
        <text:list-item>
          <text:p text:style-name="P7"><text:span text:style-name="Strong_20_Emphasis">Token Structure:</text:span> A token should contain an identifier and potentially other information (e.g., value, type).</text:p>
        </text:list-item>
        <text:list-item>
          <text:p text:style-name="P7"><text:span text:style-name="Strong_20_Emphasis">Delimiter Handling:</text:span> The lexer should be able to recognize and handle various delimiters (spaces, tabs, newlines, etc.).</text:p>
        </text:list-item>
        <text:list-item>
          <text:p text:style-name="P6"><text:span text:style-name="Strong_20_Emphasis">Error Handling:</text:span> The lexer should gracefully handle unexpected input characters and report errors appropriately.</text:p>
        </text:list-item>
      </text:list>
      <text:p text:style-name="P1">See tokenization in shell <text:span text:style-name="T1">doc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9:05:19.920535432</meta:creation-date>
    <meta:generator>LibreOffice/7.3.7.2$Linux_X86_64 LibreOffice_project/30$Build-2</meta:generator>
    <dc:date>2024-07-25T09:11:29.762708774</dc:date>
    <meta:editing-duration>PT6M8S</meta:editing-duration>
    <meta:editing-cycles>3</meta:editing-cycles>
    <meta:document-statistic meta:table-count="0" meta:image-count="0" meta:object-count="0" meta:page-count="1" meta:paragraph-count="19" meta:word-count="205" meta:character-count="1335" meta:non-whitespace-character-count="1164"/>
  </office:meta>
</office:document-meta>
</file>